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99cm" svg:height="15.399cm" svg:x="3.635cm" svg:y="5.286cm">
          <text:p/>
          <draw:enhanced-geometry svg:viewBox="0 0 21600 21600" draw:glue-points="10800 0 3163 3163 0 10800 3163 18437 10800 21600 18437 18437 21600 10800 18437 3163" draw:text-areas="3163 3163 18437 18437" draw:type="ring" draw:modifiers="1293.1948051948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2" draw:id="id2" draw:layer="layout" svg:width="2.794cm" svg:height="2.794cm" svg:x="2.905cm" svg:y="9.8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302cm" svg:height="3.937cm" svg:x="10.144cm" svg:y="7.9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3.302cm" svg:height="2.921cm" svg:x="10.144cm" svg:y="10.0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6.715cm" svg:y="14.3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" draw:id="id5" draw:layer="layout" svg:width="2.032cm" svg:height="2.032cm" svg:x="14.716cm" svg:y="14.71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" draw:id="id4" draw:layer="layout" svg:width="2.032cm" svg:height="2.032cm" svg:x="10.779cm" svg:y="19.16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s" svg:x1="11.795cm" svg:y1="12.938cm" svg:x2="5.699cm" svg:y2="11.287cm" draw:start-shape="id1" draw:start-glue-point="6" draw:end-shape="id2" draw:end-glue-point="7" svg:d="M11795 12938v501l-5594-2152h-502" svg:viewBox="0 0 6097 2153">
          <text:p/>
        </draw:connector>
        <draw:connector draw:style-name="gr3" draw:text-style-name="P1" draw:layer="layout" draw:type="lines" svg:x1="11.795cm" svg:y1="12.938cm" svg:x2="9.128cm" svg:y2="15.542cm" draw:start-shape="id1" draw:start-glue-point="6" draw:end-shape="id3" draw:end-glue-point="7" svg:d="M11795 12938v501l-2166 2103h-501" svg:viewBox="0 0 2668 2605">
          <text:p/>
        </draw:connector>
        <draw:connector draw:style-name="gr3" draw:text-style-name="P1" draw:layer="layout" draw:type="lines" svg:x1="11.795cm" svg:y1="12.938cm" svg:x2="11.795cm" svg:y2="19.161cm" draw:start-shape="id1" draw:start-glue-point="6" draw:end-shape="id4" svg:d="M11795 12938v501 5221 501" svg:viewBox="0 0 1 6224">
          <text:p/>
        </draw:connector>
        <draw:connector draw:style-name="gr3" draw:text-style-name="P1" draw:layer="layout" draw:type="lines" svg:x1="11.795cm" svg:y1="12.938cm" svg:x2="14.716cm" svg:y2="15.732cm" draw:start-shape="id1" draw:start-glue-point="6" draw:end-shape="id5" draw:end-glue-point="5" svg:d="M11795 12938v501l2420 2293h501" svg:viewBox="0 0 2922 2795">
          <text:p/>
        </draw:connector>
        <draw:connector draw:style-name="gr4" draw:text-style-name="P1" draw:layer="layout" draw:type="curve" svg:x1="4.302cm" svg:y1="12.684cm" svg:x2="6.715cm" svg:y2="15.542cm" draw:start-shape="id2" draw:start-glue-point="6" draw:end-shape="id3" draw:end-glue-point="5" svg:d="M4302 12684c0 1906 804 2858 2413 2858" svg:viewBox="0 0 2414 2859">
          <text:p/>
        </draw:connector>
        <draw:connector draw:style-name="gr4" draw:text-style-name="P1" draw:layer="layout" draw:type="curve" svg:x1="7.922cm" svg:y1="16.748cm" svg:x2="10.779cm" svg:y2="20.177cm" draw:start-shape="id3" draw:start-glue-point="6" draw:end-shape="id4" draw:end-glue-point="5" svg:d="M7922 16748c0 2286 952 3429 2857 3429" svg:viewBox="0 0 2858 3430">
          <text:p/>
        </draw:connector>
        <draw:connector draw:style-name="gr4" draw:text-style-name="P1" draw:layer="layout" draw:type="curve" svg:x1="12.811cm" svg:y1="20.177cm" svg:x2="15.732cm" svg:y2="16.748cm" draw:start-shape="id4" draw:start-glue-point="7" draw:end-shape="id5" draw:end-glue-point="6" svg:d="M12811 20177c1948 0 2921-1143 2921-3429" svg:viewBox="0 0 2922 3430">
          <text:p/>
        </draw:connector>
        <draw:line draw:style-name="gr5" draw:text-style-name="P1" draw:layer="layout" svg:x1="5.953cm" svg:y1="4.683cm" svg:x2="7.985cm" svg:y2="8.747cm">
          <text:p/>
        </draw:line>
        <draw:custom-shape draw:style-name="gr6" draw:text-style-name="P1" draw:layer="layout" svg:width="3.683cm" svg:height="1.905cm" svg:x="3.921cm" svg:y="3.032cm">
          <text:p text:style-name="P1">Plasma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6" draw:text-style-name="P1" draw:layer="layout" svg:width="3.683cm" svg:height="1.905cm" svg:x="10.017cm" svg:y="6.334cm">
          <text:p text:style-name="P1">DNA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6" draw:text-style-name="P1" draw:layer="layout" svg:width="3.683cm" svg:height="1.905cm" svg:x="10.017cm" svg:y="10.652cm">
          <text:p text:style-name="P1">Nucleus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6" draw:text-style-name="P1" draw:layer="layout" svg:width="3.683cm" svg:height="1.905cm" svg:x="2.397cm" svg:y="10.288cm">
          <text:p text:style-name="P1">Organel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6" draw:text-style-name="P1" draw:layer="layout" svg:width="8.509cm" svg:height="2.54cm" svg:x="7.604cm" svg:y="21.32cm">
          <text:p text:style-name="P1">CELL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utbounder </meta:initial-creator>
    <meta:creation-date>2014-07-31T10:42:53.578024209</meta:creation-date>
    <dc:date>2014-07-31T19:26:32.898641647</dc:date>
    <dc:creator>outbounder </dc:creator>
    <meta:editing-duration>PT8H13M17S</meta:editing-duration>
    <meta:editing-cycles>1</meta:editing-cycles>
    <meta:document-statistic meta:object-count="20"/>
    <meta:generator>LibreOffice/4.2.3.3$Linux_X86_64 LibreOffice_project/420m0$Build-3</meta:generator>
  </office:meta>
</office:document-meta>
</file>